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425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1.3681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3.9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put-Test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Epoch2 – Motor Test Board – Rev. A</text:p>
          </table:table-cell>
          <table:table-cell table:style-name="ce1" table:number-columns-repeated="2"/>
          <table:table-cell table:style-name="ce1" office:value-type="string" calcext:value-type="string">
            <text:p>2025-05</text:p>
          </table:table-cell>
          <table:table-cell table:style-name="ce1"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/ 16V</text:p>
          </table:table-cell>
          <table:table-cell office:value-type="string" calcext:value-type="string">
            <text:p>Capacitor_SMD:C_1812_4532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VA4007T3G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://www.onsemi.com/pub_link/Collateral/MRA4003T3-D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MSMF075</text:p>
          </table:table-cell>
          <table:table-cell office:value-type="string" calcext:value-type="string">
            <text:p>Resistor_SMD:R_1812_4532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- Tayda A-4780</text:p>
          </table:table-cell>
          <table:table-cell office:value-type="string" calcext:value-type="string">
            <text:p>Connector_Audio:Jack_3.5mm_Ledino_KB3SPRS_Horizontal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1308EDL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s://www.vishay.com/docs/63399/si1308edl.pdf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4T11:29:50.879113877</dc:date>
    <meta:editing-duration>PT3M20S</meta:editing-duration>
    <meta:editing-cycles>1</meta:editing-cycles>
    <meta:document-statistic meta:table-count="1" meta:cell-count="52" meta:object-count="0"/>
    <meta:generator>LibreOffice/7.5.9.2$MacOSX_X86_64 LibreOffice_project/cdeefe45c17511d326101eed8008ac4092f278a9</meta:generator>
  </office:meta>
</office:document-meta>
</file>